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54B0EA4845B47C30.png" manifest:media-type="image/png"/>
  <manifest:file-entry manifest:full-path="Pictures/10000000000001C8000002522B11127D5DA928D1.png" manifest:media-type="image/png"/>
  <manifest:file-entry manifest:full-path="Pictures/10000000000002FD000001E2B317CA0652617D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a500" draw:textarea-horizontal-align="justify" draw:textarea-vertical-align="middle" draw:auto-grow-height="false" fo:min-height="5.855cm" fo:min-width="10.273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 style:protect="size"/>
    </style:style>
    <style:style style:name="gr3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33ff99" draw:marker-start-width="0.35cm" draw:marker-end-width="0.35cm" draw:fill="none" draw:textarea-horizontal-align="justify" draw:textarea-vertical-align="middle" draw:auto-grow-height="false" fo:min-height="0.712cm" fo:min-width="0.462cm" fo:padding-top="0.175cm" fo:padding-bottom="0.175cm" fo:padding-left="0.3cm" fo:padding-right="0.3cm" style:protect="size"/>
    </style:style>
    <style:style style:name="gr25" style:family="graphic" style:parent-style-name="standard">
      <style:graphic-properties svg:stroke-width="0.1cm" svg:stroke-color="#33ff99" draw:marker-start-width="0.35cm" draw:marker-end-width="0.35cm" draw:fill="none" draw:textarea-horizontal-align="justify" draw:textarea-vertical-align="middle" draw:auto-grow-height="false" fo:min-height="4.4cm" fo:min-width="2.4cm" fo:padding-top="0.175cm" fo:padding-bottom="0.175cm" fo:padding-left="0.3cm" fo:padding-right="0.3cm" style:protect="size"/>
    </style:style>
    <style:style style:name="gr26" style:family="graphic" style:parent-style-name="standard">
      <style:graphic-properties svg:stroke-width="0.1cm" svg:stroke-color="#33ff99" draw:marker-start-width="0.35cm" draw:marker-end-width="0.35cm" draw:fill="none" draw:textarea-horizontal-align="justify" draw:textarea-vertical-align="middle" draw:auto-grow-height="false" fo:min-height="0.65cm" fo:min-width="0cm" fo:padding-top="0.175cm" fo:padding-bottom="0.175cm" fo:padding-left="0.3cm" fo:padding-right="0.3cm"/>
    </style:style>
    <style:style style:name="gr27" style:family="graphic" style:parent-style-name="standard">
      <style:graphic-properties draw:textarea-horizontal-align="justify" draw:textarea-vertical-align="middle" draw:auto-grow-height="false" fo:min-height="0.433cm" fo:min-width="0.394cm" fo:wrap-option="wrap"/>
      <style:paragraph-properties style:writing-mode="lr-tb"/>
    </style:style>
    <style:style style:name="gr28" style:family="graphic" style:parent-style-name="Arrow_20_Line">
      <style:graphic-properties draw:textarea-vertical-align="middle"/>
      <style:paragraph-properties style:writing-mode="lr-tb"/>
    </style:style>
    <style:style style:name="gr29" style:family="graphic" style:parent-style-name="standard">
      <style:graphic-properties draw:fill-color="#ffa500" draw:textarea-horizontal-align="justify" draw:textarea-vertical-align="middle" draw:auto-grow-height="false" fo:min-height="5.855cm" fo:min-width="9.724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1.5cm"/>
    </style:style>
    <style:style style:name="gr31" style:family="graphic" style:parent-style-name="standard">
      <style:graphic-properties svg:stroke-width="0.1cm" svg:stroke-color="#33ff99" draw:marker-start-width="0.35cm" draw:marker-end-width="0.35cm" draw:fill="none" draw:textarea-horizontal-align="justify" draw:textarea-vertical-align="middle" draw:auto-grow-height="false" fo:min-height="0.5cm" fo:min-width="0.25cm" fo:padding-top="0.175cm" fo:padding-bottom="0.175cm" fo:padding-left="0.3cm" fo:padding-right="0.3cm" style:protect="size"/>
    </style:style>
    <style:style style:name="gr32" style:family="graphic" style:parent-style-name="standard">
      <style:graphic-properties draw:textarea-horizontal-align="justify" draw:textarea-vertical-align="middle" draw:auto-grow-height="false" fo:min-height="1.048cm" fo:min-width="2.769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a5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custom-shape draw:style-name="gr1" draw:text-style-name="P1" draw:layer="layout" svg:width="10.773cm" svg:height="6.105cm" svg:x="2.285cm" svg:y="14.0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6.174cm" svg:y="21.2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.177cm" svg:y="21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.161cm" svg:y="21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9.285cm 16.43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6.46cm 16.40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7.878cm 15.006cm)">
          <text:p/>
          <draw:enhanced-geometry svg:viewBox="0 0 21600 21600" draw:type="rectangle" draw:enhanced-path="M 0 0 L 21600 0 21600 21600 0 21600 0 0 Z N"/>
        </draw:custom-shape>
        <draw:g>
          <draw:rect draw:style-name="gr3" draw:text-style-name="P3" draw:layer="layout" svg:width="39.911cm" svg:height="27.372cm" draw:transform="rotate (0.000174532925199433) translate (1cm 1.007cm)">
            <text:p/>
          </draw:rect>
          <draw:line draw:style-name="gr4" draw:text-style-name="P3" draw:layer="layout" svg:x1="1cm" svg:y1="24.056cm" svg:x2="40.915cm" svg:y2="24.056cm">
            <text:p/>
          </draw:line>
          <draw:line draw:style-name="gr5" draw:text-style-name="P3" draw:layer="layout" svg:x1="1cm" svg:y1="26.064cm" svg:x2="27.55cm" svg:y2="26.074cm">
            <text:p/>
          </draw:line>
          <draw:line draw:style-name="gr5" draw:text-style-name="P3" draw:layer="layout" svg:x1="20.345cm" svg:y1="24.059cm" svg:x2="20.345cm" svg:y2="28.382cm">
            <text:p/>
          </draw:line>
          <draw:line draw:style-name="gr5" draw:text-style-name="P3" draw:layer="layout" svg:x1="27.55cm" svg:y1="24.057cm" svg:x2="27.55cm" svg:y2="28.236cm">
            <text:p/>
          </draw:line>
          <draw:line draw:style-name="gr5" draw:text-style-name="P3" draw:layer="layout" svg:x1="27.55cm" svg:y1="24.057cm" svg:x2="27.55cm" svg:y2="28.38cm">
            <text:p/>
          </draw:line>
          <draw:line draw:style-name="gr5" draw:text-style-name="P3" draw:layer="layout" svg:x1="17.319cm" svg:y1="24.06cm" svg:x2="17.319cm" svg:y2="28.383cm">
            <text:p/>
          </draw:line>
          <draw:line draw:style-name="gr5" draw:text-style-name="P3" draw:layer="layout" svg:x1="23.227cm" svg:y1="24.057cm" svg:x2="23.227cm" svg:y2="28.38cm">
            <text:p/>
          </draw:line>
          <draw:frame draw:style-name="gr6" draw:text-style-name="P4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7" draw:text-style-name="P5" draw:layer="layout" svg:width="6.34cm" svg:height="2.377cm" draw:transform="rotate (0.000349065850398866) translate (32.738cm 25.353cm)">
            <draw:text-box>
              <text:p text:style-name="P2"><text:span text:style-name="T1">Address Here</text:span></text:p>
            </draw:text-box>
          </draw:frame>
          <draw:frame draw:style-name="gr8" draw:text-style-name="P6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9" draw:text-style-name="P7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10" draw:text-style-name="P7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11" draw:text-style-name="P8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2" draw:text-style-name="P8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3" draw:text-style-name="P8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4" draw:text-style-name="P8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5" draw:text-style-name="P8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6" draw:text-style-name="P8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7" draw:text-style-name="P4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8" draw:text-style-name="P6" draw:layer="layout" svg:width="2.119cm" svg:height="1.195cm" svg:x="17.787cm" svg:y="26.249cm">
            <draw:text-box>
              <text:p><text:span text:style-name="T6">1:2</text:span></text:p>
            </draw:text-box>
          </draw:frame>
          <draw:frame draw:style-name="gr19" draw:text-style-name="P9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20" draw:text-style-name="P4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21" draw:text-style-name="P3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2" draw:text-style-name="P4" draw:layer="layout" svg:width="9.166cm" svg:height="1.612cm" draw:transform="rotate (0.000174532925199433) translate (3.708cm 26.487cm)">
            <draw:text-box>
              <text:p><text:span text:style-name="T7">xxxxxx</text:span><text:span text:style-name="T2"> </text:span></text:p>
            </draw:text-box>
          </draw:frame>
        </draw:g>
        <draw:frame draw:style-name="gr23" draw:text-style-name="P3" draw:layer="layout" svg:width="4.588cm" svg:height="5.978cm" draw:transform="rotate (1.5707963267949) translate (1.695cm 6.08cm)">
          <draw:image xlink:href="Pictures/10000000000001C8000002522B11127D5DA928D1.png" xlink:type="simple" xlink:show="embed" xlink:actuate="onLoad" draw:mime-type="image/png">
            <text:p/>
          </draw:image>
        </draw:frame>
        <draw:custom-shape draw:style-name="gr2" draw:text-style-name="P2" draw:layer="layout" svg:width="2cm" svg:height="2cm" draw:transform="rotate (0.785398163397448) translate (7.857cm 17.821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5cm" svg:height="1.5cm" svg:x="8.523cm" svg:y="18.476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9.954cm" svg:y="17.07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9.937cm" svg:y="17.071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8.519cm" svg:y="15.665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7.113cm" svg:y="17.079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11.376cm" svg:y="15.684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5.714cm" svg:y="15.652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7.143cm" svg:y="14.244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9.947cm" svg:y="14.255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25" draw:text-style-name="P3" draw:layer="layout" svg:width="3cm" svg:height="4.75cm" svg:x="2.449cm" svg:y="15.20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0.25cm" svg:height="1cm" svg:x="5.463cm" svg:y="18.58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3" draw:layer="layout" svg:width="1.5cm" svg:height="1.5cm" svg:x="5.434cm" svg:y="20.502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10" draw:layer="layout" svg:width="0.964cm" svg:height="0.737cm" svg:x="8.787cm" svg:y="14.193cm">
          <text:p text:style-name="P10">8</text:p>
          <draw:enhanced-geometry svg:viewBox="0 0 21600 21600" draw:text-areas="800 800 20800 20800" draw:type="round-rectangular-callout" draw:modifiers="10162.0725388601 40419.51219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1.5cm" svg:height="1.5cm" svg:x="7.436cm" svg:y="20.507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9.412cm" svg:y="20.525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11.432cm" svg:y="20.513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measure draw:style-name="gr28" draw:text-style-name="P10" draw:layer="measurelines" svg:x1="13.095cm" svg:y1="14.06cm" svg:x2="13.076cm" svg:y2="20.127cm">
          <text:p text:style-name="P11"><text:span text:style-name="T8"><text:measure text:kind="gap"/></text:span><text:span text:style-name="T8"><text:measure text:kind="value">121.34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measure draw:style-name="gr28" draw:text-style-name="P10" draw:layer="layout" svg:x1="2.418cm" svg:y1="13.367cm" svg:x2="13.002cm" svg:y2="13.386cm">
          <text:p text:style-name="P11"><text:span text:style-name="T8"><text:measure text:kind="gap"/></text:span><text:span text:style-name="T8"><text:measure text:kind="value">211.68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custom-shape draw:style-name="gr29" draw:text-style-name="P1" draw:layer="layout" svg:width="10.224cm" svg:height="6.105cm" svg:x="15.012cm" svg:y="14.0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22.012cm 16.48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19.187cm 16.45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20.605cm 15.05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20.584cm 17.87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5cm" svg:height="1.5cm" svg:x="21.25cm" svg:y="18.529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22.681cm" svg:y="17.123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22.664cm" svg:y="17.124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21.246cm" svg:y="15.718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19.84cm" svg:y="17.132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19.87cm" svg:y="14.297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22.674cm" svg:y="14.308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25" draw:text-style-name="P3" draw:layer="layout" svg:width="3cm" svg:height="4.75cm" svg:x="15.176cm" svg:y="15.2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0.25cm" svg:height="1cm" svg:x="18.19cm" svg:y="18.6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0" draw:layer="layout" svg:width="0.964cm" svg:height="0.737cm" svg:x="21.514cm" svg:y="14.246cm">
          <text:p text:style-name="P10">6</text:p>
          <draw:enhanced-geometry svg:viewBox="0 0 21600 21600" draw:text-areas="800 800 20800 20800" draw:type="round-rectangular-callout" draw:modifiers="10162.0725388601 40419.51219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measure draw:style-name="gr28" draw:text-style-name="P10" draw:layer="measurelines" svg:x1="25.822cm" svg:y1="14.113cm" svg:x2="25.803cm" svg:y2="20.18cm">
          <text:p text:style-name="P11"><text:span text:style-name="T8"><text:measure text:kind="gap"/></text:span><text:span text:style-name="T8"><text:measure text:kind="value">121.34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measure draw:style-name="gr28" draw:text-style-name="P10" draw:layer="layout" svg:x1="15.06cm" svg:y1="13.46cm" svg:x2="25.236cm" svg:y2="13.419cm">
          <text:p text:style-name="P11"><text:span text:style-name="T8"><text:measure text:kind="gap"/></text:span><text:span text:style-name="T8"><text:measure text:kind="value">203.52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custom-shape draw:style-name="gr2" draw:text-style-name="P2" draw:layer="layout" svg:width="2cm" svg:height="2cm" svg:x="17.49cm" svg:y="21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9.493cm" svg:y="21.2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1.477cm" svg:y="21.2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5cm" svg:height="1.5cm" svg:x="16.75cm" svg:y="20.461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18.752cm" svg:y="20.466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20.728cm" svg:y="20.484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22.748cm" svg:y="20.472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10" draw:layer="layout" svg:width="0.964cm" svg:height="0.737cm" svg:x="8.582cm" svg:y="22.212cm">
          <text:p text:style-name="P10">4</text:p>
          <draw:enhanced-geometry svg:viewBox="0 0 21600 21600" draw:text-areas="800 800 20800 20800" draw:type="round-rectangular-callout" draw:modifiers="15601.2435233161 -112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0" draw:layer="layout" svg:width="0.964cm" svg:height="0.737cm" svg:x="19.858cm" svg:y="22.171cm">
          <text:p text:style-name="P10">4</text:p>
          <draw:enhanced-geometry svg:viewBox="0 0 21600 21600" draw:text-areas="800 800 20800 20800" draw:type="round-rectangular-callout" draw:modifiers="15601.2435233161 -112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" draw:layer="layout" svg:width="2cm" svg:height="0.25cm" svg:x="15.656cm" svg:y="14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1.2cm" svg:height="1.2cm" svg:x="15.062cm" svg:y="13.789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" draw:layer="layout" svg:width="1.2cm" svg:height="1.2cm" svg:x="17.055cm" svg:y="13.784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1" draw:layer="layout" svg:width="10.224cm" svg:height="6.105cm" svg:x="28.065cm" svg:y="14.0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35.065cm 16.48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32.24cm 16.45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33.658cm 15.05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draw:transform="rotate (0.785398163397448) translate (33.637cm 17.87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5cm" svg:height="1.5cm" svg:x="34.303cm" svg:y="18.529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5.734cm" svg:y="17.123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5.717cm" svg:y="17.124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4.299cm" svg:y="15.718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2.893cm" svg:y="17.132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2.923cm" svg:y="14.297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5.727cm" svg:y="14.308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25" draw:text-style-name="P3" draw:layer="layout" svg:width="3cm" svg:height="4.75cm" svg:x="28.229cm" svg:y="15.2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0.25cm" svg:height="1cm" svg:x="31.243cm" svg:y="18.6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0" draw:layer="layout" svg:width="0.964cm" svg:height="0.737cm" svg:x="34.567cm" svg:y="14.246cm">
          <text:p text:style-name="P10">6</text:p>
          <draw:enhanced-geometry svg:viewBox="0 0 21600 21600" draw:text-areas="800 800 20800 20800" draw:type="round-rectangular-callout" draw:modifiers="10162.0725388601 40419.512195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measure draw:style-name="gr28" draw:text-style-name="P10" draw:layer="measurelines" svg:x1="38.875cm" svg:y1="14.113cm" svg:x2="38.856cm" svg:y2="20.18cm">
          <text:p text:style-name="P11"><text:span text:style-name="T8"><text:measure text:kind="gap"/></text:span><text:span text:style-name="T8"><text:measure text:kind="value">121.34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measure draw:style-name="gr28" draw:text-style-name="P10" draw:layer="layout" svg:x1="28.113cm" svg:y1="13.46cm" svg:x2="38.289cm" svg:y2="13.419cm">
          <text:p text:style-name="P11"><text:span text:style-name="T8"><text:measure text:kind="gap"/></text:span><text:span text:style-name="T8"><text:measure text:kind="value">203.52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custom-shape draw:style-name="gr2" draw:text-style-name="P2" draw:layer="layout" svg:width="2cm" svg:height="2cm" svg:x="30.543cm" svg:y="21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2.546cm" svg:y="21.2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4.53cm" svg:y="21.2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5cm" svg:height="1.5cm" svg:x="29.803cm" svg:y="20.461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1.805cm" svg:y="20.466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3.781cm" svg:y="20.484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" draw:layer="layout" svg:width="1.5cm" svg:height="1.5cm" svg:x="35.801cm" svg:y="20.472cm">
          <text:p/>
          <draw:enhanced-geometry svg:viewBox="0 0 21600 21600" draw:glue-points="10800 0 3163 3163 0 10800 3163 18437 10800 21600 18437 18437 21600 10800 18437 3163" draw:text-areas="3163 3163 18437 18437" draw:type="ring" draw:modifiers="10639.080459770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10" draw:layer="layout" svg:width="0.964cm" svg:height="0.737cm" svg:x="32.911cm" svg:y="22.171cm">
          <text:p text:style-name="P10">4</text:p>
          <draw:enhanced-geometry svg:viewBox="0 0 21600 21600" draw:text-areas="800 800 20800 20800" draw:type="round-rectangular-callout" draw:modifiers="15601.2435233161 -112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0" draw:layer="layout" svg:width="4.621cm" svg:height="1.834cm" svg:x="1.235cm" svg:y="21.52cm">
          <text:p text:style-name="P10">12 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4.621cm" svg:height="1.834cm" svg:x="12.596cm" svg:y="21.59cm">
          <text:p text:style-name="P10">12 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4.621cm" svg:height="1.834cm" svg:x="25.119cm" svg:y="21.483cm">
          <text:p text:style-name="P10">10 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" draw:layer="layout" svg:width="16.193cm" svg:height="10.202cm" svg:x="10.448cm" svg:y="1.552cm">
          <draw:image xlink:href="Pictures/10000000000002FD000001E2B317CA0652617DA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3-01-05T19:07:12.141000000</dc:date>
    <meta:editing-duration>PT15H54M43S</meta:editing-duration>
    <meta:editing-cycles>42</meta:editing-cycles>
    <meta:generator>LibreOffice/7.2.0.4$Windows_X86_64 LibreOffice_project/9a9c6381e3f7a62afc1329bd359cc48accb6435b</meta:generator>
    <meta:document-statistic meta:object-count="114"/>
  </office:meta>
</office:document-meta>
</file>